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mtpResponseRead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ResponseReader.append( String lin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mtpResponseReader.SmtpResponseReader( 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ResponseReader.getRespons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mtpResponseReader.hasMoreLines( String lin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